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mry_KacstQurn" svg:font-family="mry_KacstQu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officeooo:rsid="00148eb5" officeooo:paragraph-rsid="00148eb5" style:text-blinking="false" fo:background-color="transparent"/>
    </style:style>
    <style:style style:name="P3" style:family="paragraph" style:parent-style-name="Heading_20_2">
      <style:paragraph-properties fo:margin-left="0in" fo:margin-right="0in" fo:text-indent="0in" style:auto-text-indent="false"/>
    </style:style>
    <style:style style:name="P4" style:family="paragraph" style:parent-style-name="Heading_20_3">
      <style:text-properties officeooo:rsid="0003faa0" officeooo:paragraph-rsid="0003faa0"/>
    </style:style>
    <style:style style:name="P5" style:family="paragraph" style:parent-style-name="Heading">
      <style:text-properties officeooo:rsid="000576c7" officeooo:paragraph-rsid="000576c7"/>
    </style:style>
    <style:style style:name="P6" style:family="paragraph" style:parent-style-name="Heading">
      <style:text-properties officeooo:rsid="0005be44" officeooo:paragraph-rsid="0005be44"/>
    </style:style>
    <style:style style:name="P7" style:family="paragraph" style:parent-style-name="Text_20_body" style:list-style-name="L9">
      <style:text-properties fo:font-variant="normal" fo:text-transform="none" fo:color="#000000" style:text-line-through-style="none" style:text-line-through-type="none" style:font-name="Arial" fo:font-size="11pt" fo:font-style="normal" style:text-underline-style="none" fo:font-weight="normal" officeooo:paragraph-rsid="000e6557" style:text-blinking="false" fo:background-color="transparent"/>
    </style:style>
    <style:style style:name="P8" style:family="paragraph" style:parent-style-name="Text_20_body" style:list-style-name="L9">
      <style:text-properties fo:font-variant="normal" fo:text-transform="none" fo:color="#000000" style:text-line-through-style="none" style:text-line-through-type="none" style:font-name="Arial" fo:font-size="11pt" fo:font-style="normal" style:text-underline-style="none" fo:font-weight="normal" officeooo:rsid="005db309" officeooo:paragraph-rsid="005db309" style:text-blinking="false" fo:background-color="transparent"/>
    </style:style>
    <style:style style:name="P9" style:family="paragraph" style:parent-style-name="Text_20_body" style:list-style-name="L4">
      <style:text-properties officeooo:paragraph-rsid="00049784"/>
    </style:style>
    <style:style style:name="P10" style:family="paragraph" style:parent-style-name="Text_20_body" style:list-style-name="L5">
      <style:text-properties officeooo:rsid="000576c7" officeooo:paragraph-rsid="000576c7"/>
    </style:style>
    <style:style style:name="P11" style:family="paragraph" style:parent-style-name="Text_20_body" style:list-style-name="L2">
      <style:text-properties officeooo:rsid="00037ae4" officeooo:paragraph-rsid="00049784"/>
    </style:style>
    <style:style style:name="P12" style:family="paragraph" style:parent-style-name="Text_20_body" style:list-style-name="L5">
      <style:text-properties officeooo:rsid="0005be44" officeooo:paragraph-rsid="0005be44"/>
    </style:style>
    <style:style style:name="P13" style:family="paragraph" style:parent-style-name="Text_20_body" style:list-style-name="L6">
      <style:text-properties officeooo:rsid="0007b8ff" officeooo:paragraph-rsid="0007b8ff"/>
    </style:style>
    <style:style style:name="P14" style:family="paragraph" style:parent-style-name="Text_20_body" style:list-style-name="L7">
      <style:text-properties officeooo:rsid="0007ec94" officeooo:paragraph-rsid="0007ec94"/>
    </style:style>
    <style:style style:name="P15" style:family="paragraph" style:parent-style-name="Text_20_body">
      <style:text-properties officeooo:rsid="0007ec94" officeooo:paragraph-rsid="0007ec94"/>
    </style:style>
    <style:style style:name="P16" style:family="paragraph" style:parent-style-name="Text_20_body" style:list-style-name="L8">
      <style:text-properties officeooo:rsid="000e6557" officeooo:paragraph-rsid="000e6557"/>
    </style:style>
    <style:style style:name="P17" style:family="paragraph" style:parent-style-name="Text_20_body" style:list-style-name="L8">
      <style:text-properties officeooo:rsid="00113659" officeooo:paragraph-rsid="00113659"/>
    </style:style>
    <style:style style:name="P18" style:family="paragraph" style:parent-style-name="Text_20_body">
      <style:text-properties fo:font-size="11pt" officeooo:paragraph-rsid="0043b29d" style:font-size-asian="11pt" style:font-size-complex="11pt"/>
    </style:style>
    <style:style style:name="P19" style:family="paragraph" style:parent-style-name="Text_20_body">
      <style:text-properties fo:font-size="11pt" officeooo:rsid="005447bd" officeooo:paragraph-rsid="005447bd" style:font-size-asian="11pt" style:font-size-complex="11pt"/>
    </style:style>
    <style:style style:name="P20" style:family="paragraph" style:parent-style-name="Text_20_body">
      <style:paragraph-properties fo:text-align="end" style:justify-single-word="false"/>
      <style:text-properties officeooo:rsid="001a0a49" officeooo:paragraph-rsid="001a0a49"/>
    </style:style>
    <style:style style:name="P21" style:family="paragraph" style:parent-style-name="Text_20_body">
      <style:text-properties officeooo:paragraph-rsid="0007ec94"/>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5db309"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1ce4d8" style:text-blinking="false" fo:background-color="transparent"/>
    </style:style>
    <style:style style:name="P24" style:family="paragraph" style:parent-style-name="Text_20_body">
      <style:paragraph-properties fo:margin-top="0in" fo:margin-bottom="0in" loext:contextual-spacing="false" fo:line-height="138%" style:writing-mode="lr-tb"/>
    </style:style>
    <style:style style:name="P25" style:family="paragraph" style:parent-style-name="Text_20_body" style:list-style-name="L3">
      <style:paragraph-properties fo:margin-top="0in" fo:margin-bottom="0in" loext:contextual-spacing="false" fo:line-height="138%" style:writing-mode="lr-tb"/>
      <style:text-properties officeooo:paragraph-rsid="00049784"/>
    </style:style>
    <style:style style:name="P26" style:family="paragraph" style:parent-style-name="Text_20_body" style:list-style-name="L3">
      <style:paragraph-properties fo:margin-top="0in" fo:margin-bottom="0in" loext:contextual-spacing="false" fo:line-height="138%" style:writing-mode="lr-tb"/>
      <style:text-properties officeooo:rsid="002e7b13" officeooo:paragraph-rsid="002e7b13"/>
    </style:style>
    <style:style style:name="P2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7ae4" style:text-blinking="false" fo:background-color="transparent"/>
    </style:style>
    <style:style style:name="P2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c463" officeooo:paragraph-rsid="001ac463" style:text-blinking="false" fo:background-color="transparent"/>
    </style:style>
    <style:style style:name="P2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1ce4d8" style:text-blinking="false" fo:background-color="transparent"/>
    </style:style>
    <style:style style:name="P30" style:family="paragraph" style:parent-style-name="Text_20_body">
      <style:paragraph-properties fo:margin-left="0.4925in" fo:margin-right="0in" fo:text-indent="0in" style:auto-text-indent="false"/>
      <style:text-properties fo:font-size="11pt" style:font-size-asian="11pt" style:font-size-complex="11pt"/>
    </style:style>
    <style:style style:name="P31" style:family="paragraph" style:parent-style-name="Text_20_body">
      <style:paragraph-properties fo:margin-left="0.4925in" fo:margin-right="0in" fo:text-indent="0in" style:auto-text-indent="false"/>
      <style:text-properties fo:font-size="11pt" officeooo:paragraph-rsid="0043b29d" style:font-size-asian="11pt" style:font-size-complex="11pt"/>
    </style:style>
    <style:style style:name="P32" style:family="paragraph" style:parent-style-name="Text_20_body">
      <style:paragraph-properties fo:margin-left="0.4925in" fo:margin-right="0in" fo:text-indent="0in" style:auto-text-indent="false"/>
      <style:text-properties fo:font-size="11pt" officeooo:rsid="00464148" officeooo:paragraph-rsid="0051ab5f" style:font-size-asian="11pt" style:font-size-complex="11pt"/>
    </style:style>
    <style:style style:name="P33" style:family="paragraph" style:parent-style-name="Text_20_body">
      <style:paragraph-properties fo:margin-left="0.4925in" fo:margin-right="0in" fo:text-indent="0in" style:auto-text-indent="false"/>
      <style:text-properties officeooo:paragraph-rsid="0043b29d"/>
    </style:style>
    <style:style style:name="P34" style:family="paragraph" style:parent-style-name="Text_20_body" style:list-style-name="L1">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rsid="00113659" officeooo:paragraph-rsid="00113659"/>
    </style:style>
    <style:style style:name="P36" style:family="paragraph" style:parent-style-name="Text_20_body">
      <style:paragraph-properties fo:margin-left="0in" fo:margin-right="0in" fo:text-indent="0in" style:auto-text-indent="false"/>
      <style:text-properties fo:font-size="11pt" officeooo:rsid="00464148" officeooo:paragraph-rsid="00464148" style:font-size-asian="11pt" style:font-size-complex="11pt"/>
    </style:style>
    <style:style style:name="P37" style:family="paragraph" style:parent-style-name="Text_20_body">
      <style:paragraph-properties fo:margin-left="0in" fo:margin-right="0in" fo:text-indent="0in" style:auto-text-indent="false"/>
      <style:text-properties fo:font-size="11pt" officeooo:rsid="0051ce35" officeooo:paragraph-rsid="0051ce35" style:font-size-asian="11pt" style:font-size-complex="11p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5d3fde" style:text-blinking="false" fo:background-color="transparent" loext:char-shading-value="0"/>
    </style:style>
    <style:style style:name="T3" style:family="text">
      <style:text-properties officeooo:rsid="0003faa0"/>
    </style:style>
    <style:style style:name="T4" style:family="text">
      <style:text-properties officeooo:rsid="0009a60d"/>
    </style:style>
    <style:style style:name="T5" style:family="text">
      <style:text-properties officeooo:rsid="000e6557"/>
    </style:style>
    <style:style style:name="T6" style:family="text">
      <style:text-properties officeooo:rsid="00158ae1"/>
    </style:style>
    <style:style style:name="T7" style:family="text">
      <style:text-properties officeooo:rsid="001b6b4f"/>
    </style:style>
    <style:style style:name="T8" style:family="text">
      <style:text-properties officeooo:rsid="001e969a"/>
    </style:style>
    <style:style style:name="T9" style:family="text">
      <style:text-properties style:text-underline-style="solid" style:text-underline-width="auto" style:text-underline-color="font-color" officeooo:rsid="001e969a"/>
    </style:style>
    <style:style style:name="T10" style:family="text">
      <style:text-properties style:font-name="Arial1"/>
    </style:style>
    <style:style style:name="T11" style:family="text">
      <style:text-properties style:font-name="Arial1" officeooo:rsid="003300a0"/>
    </style:style>
    <style:style style:name="T12" style:family="text">
      <style:text-properties style:font-name="Arial1" officeooo:rsid="0034ff8d"/>
    </style:style>
    <style:style style:name="T13" style:family="text">
      <style:text-properties style:font-name="Arial1" officeooo:rsid="0036e679"/>
    </style:style>
    <style:style style:name="T14" style:family="text">
      <style:text-properties style:font-name="Arial1" officeooo:rsid="003867c7"/>
    </style:style>
    <style:style style:name="T15" style:family="text">
      <style:text-properties style:font-name="Arial1" officeooo:rsid="0039ee2f"/>
    </style:style>
    <style:style style:name="T16" style:family="text">
      <style:text-properties style:font-name="Arial1" officeooo:rsid="003bd223"/>
    </style:style>
    <style:style style:name="T17" style:family="text">
      <style:text-properties style:font-name="Arial1" officeooo:rsid="003f002f"/>
    </style:style>
    <style:style style:name="T18" style:family="text">
      <style:text-properties style:font-name="Arial1" officeooo:rsid="0041e5e9"/>
    </style:style>
    <style:style style:name="T19" style:family="text">
      <style:text-properties style:font-name="Arial1" officeooo:rsid="0043b29d"/>
    </style:style>
    <style:style style:name="T20" style:family="text">
      <style:text-properties style:font-name="Arial1" fo:font-size="11pt" officeooo:rsid="0041e5e9" style:font-size-asian="11pt" style:font-size-complex="11pt"/>
    </style:style>
    <style:style style:name="T21" style:family="text">
      <style:text-properties style:font-name="Arial1" fo:font-size="11pt" officeooo:rsid="00423ef5" style:font-size-asian="11pt" style:font-size-complex="11pt"/>
    </style:style>
    <style:style style:name="T22" style:family="text">
      <style:text-properties style:font-name="Arial1" fo:font-size="11pt" officeooo:rsid="0055bf11" style:font-size-asian="11pt" style:font-size-complex="11pt"/>
    </style:style>
    <style:style style:name="T23" style:family="text">
      <style:text-properties style:font-name="Arial1" fo:font-size="11pt" officeooo:rsid="005776be" style:font-size-asian="11pt" style:font-size-complex="11pt"/>
    </style:style>
    <style:style style:name="T24" style:family="text">
      <style:text-properties style:font-name="Arial1" fo:font-size="11pt" officeooo:rsid="0059a9a7" style:font-size-asian="11pt" style:font-size-complex="11pt"/>
    </style:style>
    <style:style style:name="T25" style:family="text">
      <style:text-properties style:font-name="Arial1" fo:font-size="11pt" officeooo:rsid="005a042f" style:font-size-asian="11pt" style:font-size-complex="11pt"/>
    </style:style>
    <style:style style:name="T26" style:family="text">
      <style:text-properties style:font-name="Arial1" fo:font-size="11pt" officeooo:rsid="005b484c" style:font-size-asian="11pt" style:font-size-complex="11pt"/>
    </style:style>
    <style:style style:name="T27" style:family="text">
      <style:text-properties style:font-name="Arial1" fo:font-size="11pt" officeooo:rsid="005ce8b5" style:font-size-asian="11pt" style:font-size-complex="11pt"/>
    </style:style>
    <style:style style:name="T28" style:family="text">
      <style:text-properties style:font-name="Arial1" officeooo:rsid="00464a03"/>
    </style:style>
    <style:style style:name="T29" style:family="text">
      <style:text-properties style:font-name="Arial1" officeooo:rsid="00471d45"/>
    </style:style>
    <style:style style:name="T30" style:family="text">
      <style:text-properties style:font-name="Arial1" officeooo:rsid="004800d4"/>
    </style:style>
    <style:style style:name="T31" style:family="text">
      <style:text-properties style:font-name="Arial1" officeooo:rsid="00488964"/>
    </style:style>
    <style:style style:name="T32" style:family="text">
      <style:text-properties style:font-name="Arial1" officeooo:rsid="00492713"/>
    </style:style>
    <style:style style:name="T33" style:family="text">
      <style:text-properties style:font-name="Arial1" officeooo:rsid="004d2f0d"/>
    </style:style>
    <style:style style:name="T34" style:family="text">
      <style:text-properties style:font-name="Arial1" officeooo:rsid="004d5f5f"/>
    </style:style>
    <style:style style:name="T35" style:family="text">
      <style:text-properties style:font-name="Arial1" officeooo:rsid="004e89e6"/>
    </style:style>
    <style:style style:name="T36" style:family="text">
      <style:text-properties style:font-name="Arial1" officeooo:rsid="00509350"/>
    </style:style>
    <style:style style:name="T37" style:family="text">
      <style:text-properties style:font-name="Arial1" officeooo:rsid="0051ab5f"/>
    </style:style>
    <style:style style:name="T38" style:family="text">
      <style:text-properties style:font-name="Arial1" officeooo:rsid="0051ce35"/>
    </style:style>
    <style:style style:name="T39" style:family="text">
      <style:text-properties style:font-name="Arial1" officeooo:rsid="0052d6f4"/>
    </style:style>
    <style:style style:name="T40" style:family="text">
      <style:text-properties officeooo:rsid="005db309"/>
    </style:style>
    <style:style style:name="T41" style:family="text">
      <style:text-properties officeooo:rsid="005ec9c2"/>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docs-internal-guid-23414d4f-2f34-910c-ed09-f5f1fba9b737"/>Memoria</text:p>
      <text:h text:style-name="Heading_20_1" text:outline-level="1">Idea de proyecto:</text:h>
      <text:p text:style-name="P24"><text:span text:style-name="T1"><text:tab/>Programa que </text:span><text:span text:style-name="T2">se ejecuta en segundo plano y </text:span><text:span text:style-name="T1">está constantemente monitoreando lo que dices. </text:span><text:span text:style-name="T2">C</text:span><text:span text:style-name="T1">uando detecta una palabra malsonante, </text:span><text:span text:style-name="T2">se dá cuenta y </text:span><text:span text:style-name="T1">bloquea </text:span><text:span text:style-name="T2">el </text:span><text:span text:style-name="T1">ordenador.</text:span></text:p>
      <text:h text:style-name="Heading_20_2" text:outline-level="2">Inconvenientes:</text:h>
      <text:p text:style-name="P22"><text:tab/>Tras investigar qué API’s existen con capacidad text-to-speech, descubrimos que la mayoría estaba aún en desarrollo. Parece que Google cloud speech API es la que más gente está utilizando y es bastante sencilla de utilizar.</text:p>
      <text:h text:style-name="Heading_20_1" text:outline-level="1">Elección de API <text:span text:style-name="T40">(Application programming interface)</text:span></text:h>
      <text:h text:style-name="P3" text:outline-level="2">Posibles API’s:</text:h>
      <text:list xml:id="list6327359256383265507" text:style-name="L1">
        <text:list-item>
          <text:p text:style-name="P34">Google cloud speech API</text:p>
        </text:list-item>
        <text:list-item>
          <text:p text:style-name="P34">Pocketsphinx</text:p>
        </text:list-item>
        <text:list-item>
          <text:p text:style-name="P34">IBM speech to text (watson-developer-cloud)</text:p>
        </text:list-item>
        <text:list-item>
          <text:p text:style-name="P34">WIT.ai</text:p>
        </text:list-item>
      </text:list>
      <text:p text:style-name="P35"><text:span text:style-name="T1"/></text:p>
      <text:h text:style-name="Heading_20_3" text:outline-level="3">Google cloud speech API</text:h>
      <text:p text:style-name="Heading"><text:tab/>Ventajas:</text:p>
      <text:list xml:id="list7785940506322764868" text:style-name="L2">
        <text:list-item>
          <text:p text:style-name="P11">Integración sencilla, por tanto, podemos invertir más tiempo en desarrollar la aplicación.</text:p>
        </text:list-item>
        <text:list-item>
          <text:p text:style-name="P11"><text:span text:style-name="T3">La API nos proporciona un flag de stopword (palabra malsonante) al que podemos monitorizar facilmente y cuando ese flag cambie de False a True, simplemente, procedemos a bloquear el ordenador a nuestro usuario.</text:span></text:p>
        </text:list-item>
      </text:list>
      <text:p text:style-name="Heading"><text:tab/>Inconvenientes:</text:p>
      <text:list xml:id="list8555729980670840106" text:style-name="L3">
        <text:list-item>
          <text:p text:style-name="P25"><text:span text:style-name="T1">El proceso de traducción lo hace en la nube (sus servidores) por tanto, nuestra app no podría funcionar offline.</text:span></text:p>
        </text:list-item>
        <text:list-item>
          <text:p text:style-name="P25"><text:span text:style-name="T1">Tenemos que estar constantemente enviando la información que recolectamos a google para que la procese.</text:span></text:p>
        </text:list-item>
        <text:list-item>
          <text:p text:style-name="P26"><text:span text:style-name="T1">De pago si llegas a ciertos niveles de uso/minuto.</text:span></text:p>
        </text:list-item>
      </text:list>
      <text:p text:style-name="P27"/>
      <text:h text:style-name="P4" text:outline-level="3"><text:soft-page-break/></text:h>
      <text:h text:style-name="P4" text:outline-level="3">Pocketsphinx</text:h>
      <text:p text:style-name="Heading">Ventajas:</text:p>
      <text:list xml:id="list4902735000886541522" text:style-name="L4">
        <text:list-item>
          <text:p text:style-name="P9"><text:span text:style-name="T3">API fuertemente integrada en el lenguaje de desarrollo seleccionado.</text:span></text:p>
        </text:list-item>
        <text:list-item>
          <text:p text:style-name="P9"><text:span text:style-name="T3">Funciona offline, por tanto nuestro software no es dependiente de que exista una conexión a internet.</text:span></text:p>
        </text:list-item>
        <text:list-item>
          <text:p text:style-name="P9"><text:span text:style-name="T3">No depende de ningun servicio externo. No creamos dependencias con servicios como Google speech API.</text:span></text:p>
        </text:list-item>
      </text:list>
      <text:p text:style-name="P5">Inconvenientes:</text:p>
      <text:list xml:id="list3614334396643955627" text:style-name="L5">
        <text:list-item>
          <text:p text:style-name="P10">Nosntros tenemos que lidiar con la traducción de habla a texto (Descargando e instalando diccionarios, modelos de lenguaje etc…</text:p>
        </text:list-item>
        <text:list-item>
          <text:p text:style-name="P12">La documentación de la API es escasa.</text:p>
        </text:list-item>
        <text:list-item>
          <text:p text:style-name="P12">Al parecer, están portando la página web a otro servicio (no disponemos de los enlaces a la documentación (temporalmente))</text:p>
        </text:list-item>
        <text:list-item>
          <text:p text:style-name="P12">Incluso existiendo comunidad, nadie responde a las preguntas más simples</text:p>
        </text:list-item>
      </text:list>
      <text:h text:style-name="Heading_20_3" text:outline-level="3"/>
      <text:h text:style-name="Heading_20_3" text:outline-level="3">IBM speech to text</text:h>
      <text:p text:style-name="P6">Ventajas:</text:p>
      <text:list xml:id="list2962321249327956686" text:style-name="L6">
        <text:list-item>
          <text:p text:style-name="P13">Buena documentación</text:p>
        </text:list-item>
        <text:list-item>
          <text:p text:style-name="P13">IBM se encarga de realizar la traducción.</text:p>
        </text:list-item>
        <text:list-item>
          <text:p text:style-name="P13">Proporciona una opción de streaming (con algunas limitaciones)</text:p>
        </text:list-item>
      </text:list>
      <text:p text:style-name="Heading">Inconvenientes:</text:p>
      <text:list xml:id="list8783820854690200615" text:style-name="L7">
        <text:list-item>
          <text:p text:style-name="P14">Tenemos que estár conectados a internet.</text:p>
        </text:list-item>
        <text:list-item>
          <text:p text:style-name="P14">Creamos una dependencia con El servicio de IBM</text:p>
        </text:list-item>
        <text:list-item>
          <text:p text:style-name="P14">La opción de streaming tiene que <text:span text:style-name="T4">dividir la información para poder procesarla</text:span></text:p>
        </text:list-item>
      </text:list>
      <text:p text:style-name="P15"/>
      <text:p text:style-name="P15"/>
      <text:p text:style-name="P21"/>
      <text:p text:style-name="P21"><text:soft-page-break/></text:p>
      <text:h text:style-name="Heading_20_3" text:outline-level="3">WIT.ai</text:h>
      <text:p text:style-name="Heading">Ventajas:</text:p>
      <text:list xml:id="list6473822702715802691" text:style-name="L8">
        <text:list-item>
          <text:p text:style-name="P16">Framework super moderno utilizado por un montón de empresas actualmente.</text:p>
        </text:list-item>
        <text:list-item>
          <text:p text:style-name="P16">Ofrece muchas ventajas al programador como interfaz gráfica (web)</text:p>
        </text:list-item>
        <text:list-item>
          <text:p text:style-name="P17">Excelente documentación</text:p>
        </text:list-item>
      </text:list>
      <text:p text:style-name="Heading">Inconvenientes:</text:p>
      <text:list xml:id="list2387966583765629388" text:style-name="L9">
        <text:list-item>
          <text:p text:style-name="P7"><text:span text:style-name="T5">El framework no se adecua exactamente a lo que queremos nosotros.</text:span></text:p>
        </text:list-item>
        <text:list-item>
          <text:p text:style-name="P8">Para poder utilizarlo satisfactoriemente, necesitamos <text:span text:style-name="T41">invertir tiempo en entrenar al sistema para que identifique las palabras que queremos.</text:span></text:p>
        </text:list-item>
      </text:list>
      <text:h text:style-name="P2" text:outline-level="2">¿Que API usamos?</text:h>
      <text:p text:style-name="Text_20_body"><text:tab/><text:span text:style-name="T6">Trás tener todos estos factores en mente, decidimos usar Google cloud speech API porque nuestra intención no es crear un modelo de lenguaje, (cosa que desgraciadamente tendremos que crear más adelente) sino hacer una app que te bloquee el ordenador. Si existe ya un sistema bastante bueno y además nos podemos evitar hacer la parte de análisis de datos, mejor.</text:span></text:p>
      <text:h text:style-name="P1" text:outline-level="2">Avances:</text:h>
      <text:p text:style-name="Text_20_body"/>
      <text:p text:style-name="Text_20_body">Todo va sobre ruedas.</text:p>
      <text:p text:style-name="P28"><text:tab/>Durante dos semanas, avanzamos satisfactoriamente. Conseguimos implementar las llamadas al servicio de Google para que nos hiciese la traducción de audio a texto y <text:span text:style-name="T7">averiguamos como funcionaba la API para poder hacer cosas más avanzadas. Uno de los requisitos de la aplicación es que el procesamiento de lenguaje en streaming dure al menos media hora, que esta API cumplia cuando nos decidimos por ella pero que sin aviso cambiaron a un minuto, por tanto, debíamos editar nuestro código para que llamara al servicio de Google cada minuto y la cosa se empieza a complicar.</text:span></text:p>
      <text:p text:style-name="P28"/>
      <text:p text:style-name="Text_20_body">Las cosas se empiezan a complicar.</text:p>
      <text:p text:style-name="P29"><text:tab/>Trás implementar eso, <text:span text:style-name="T8">decidimos cambiar el lenguaje de ingles a español, que a priori es tán sencillo como cambiar una variable en la petición de traducción que enviamos a Google, de </text:span><text:span text:style-name="T9">en-us</text:span><text:span text:style-name="T8"> a </text:span><text:span text:style-name="T9">es-es</text:span><text:span text:style-name="T8">. Cuando hicimos este pequeño cambio, dejó de funcionar correctamente la llamada a la API. El error estaba relacionado con los caracteres </text:span><text:soft-page-break/><text:span text:style-name="T8">especiales (fuera de la tabla ASCII) que tiene la lengua española, como por ejemplo la </text:span><text:span text:style-name="T9">ñ</text:span><text:span text:style-name="T8"> o la </text:span><text:span text:style-name="T9">á</text:span><text:span text:style-name="T8">. La petición de traducción la realizaba correctamente pero no parseaba (traducía de JSON a lenguaje natural) correctamente. Sabiendo que el fallo podía venir de dos sitios, el programa que usa la API de google para parsear la respuesta o nuestro ordenador comprobamos que nuestro ordenador tuviera al día todos los drivers y programas necesarios para representar el texto en español y comprobamos que efectivamente, en nuestro ordenador, todo estaba al dia. Solo podemos concluír que el fallo venía del programa que usa la API para parsear la información recibida. Es bastante posible que en el estado en el que estaba la API (beta) existiese ese fallo.</text:span></text:p>
      <text:p text:style-name="P23"/>
      <text:p text:style-name="Text_20_body">Pasamos de Google cloud speech API a pocketsphinx.</text:p>
      <text:p text:style-name="P30"><text:tab/><text:span text:style-name="T11">Teniendo en cuenta que este proyecto es “time-sensitive” nos vemos obligados a usar otro framework que nos permita desarrollar la aplicación.</text:span></text:p>
      <text:p text:style-name="P31"><text:span text:style-name="T11"><text:tab/></text:span><text:span text:style-name="T12">Decidimos usar pocketsphinx, una variante de GNUsphinx más ligera, </text:span><text:span text:style-name="T13">pensada para dispositivos móviles más que ordenadores pero que por su simplicidad y capacidad de hacer lo que necesitamos, decidimos usar. </text:span><text:span text:style-name="T14">Como aparece en la lista de inconvenientes, </text:span><text:span text:style-name="T15">pocketsphinx </text:span><text:span text:style-name="T16">no es un servicio on-line por tanto, </text:span><text:span text:style-name="T17">debemos </text:span><text:span text:style-name="T18">hacer el proceso de traducción nosotros con las herramientas que encontramos en internet. </text:span><text:span text:style-name="T19">Por defecto, el programa trae los archivos necesarios para realizar la traducción del Inglés. Actualizamos dependencias, montamos el sistema de control de versiones, probamos que el programa funciona y si, funciona correctamente.</text:span></text:p>
      <text:p text:style-name="P31"><text:span text:style-name="T19"/></text:p>
      <text:p text:style-name="P36"><text:span text:style-name="T19">P</text:span><text:span text:style-name="T10">asamos </text:span><text:span text:style-name="T38">pocketsphinx </text:span><text:span text:style-name="T10">de inglés a español.</text:span></text:p>
      <text:p text:style-name="P32"><text:span text:style-name="T10"><text:tab/>C</text:span><text:span text:style-name="T28">omo vimos que nos gustaba como hacía esta API </text:span><text:span text:style-name="T29">las traducciones de lengua hablada a escrita, decidimos continuar desarrollando con ella. Para hacer eso, debíamos pasar de reconocer el inglés a el español. </text:span><text:span text:style-name="T30">Esto que en la API de Google es tán simple, aquí se nos está haciendo cuesta arriba. </text:span><text:span text:style-name="T31">En principio, el proceso debería ser tan simple como descargar unos ficheros (los diccionarios de la lengua española y los modelos de lenguaje, además de archivos no tan importantes y opcionales) </text:span><text:span text:style-name="T32">y ponerlos en un directorio específico, que es donde la API busca los distintos modelos de lenguaje instalados. </text:span></text:p>
      <text:p text:style-name="P32"><text:span text:style-name="T32"/></text:p>
      <text:p text:style-name="P37"><text:span text:style-name="T32">L</text:span><text:span text:style-name="T10">as cosas se vuelven a </text:span><text:span text:style-name="T39">complicar</text:span><text:span text:style-name="T10">.</text:span></text:p>
      <text:p text:style-name="P32"><text:span text:style-name="T32"><text:tab/>Algunos de los inconvenientes </text:span><text:span text:style-name="T33">que hemos tenido: Pese a </text:span><text:span text:style-name="T34">tener la última versión de la API (0.1.3) <text:s/>descargada, todas las preguntas relacionadas con los problemas que teníamos, estaban </text:span><text:span text:style-name="T35">planteadas sobre unas cuantas versiones más antiguas. (0.0.9) </text:span><text:span text:style-name="T36">Otro de los inconvenientes que hemos tenido es que </text:span><text:span text:style-name="T37">estaban pasando a otro dominio </text:span><text:span text:style-name="T36">la página web oficial de la API </text:span><text:span text:style-name="T37">y por tanto, no todos los enlaces estaban disponibles. <text:s/>Sabemos que esto es verídico porque proporcionan un grupo de Telegram abierto en el que precisamente, la gente se quejaba de que no podía acceder a la documentación.</text:span></text:p>
      <text:p text:style-name="P18"><text:span text:style-name="T18"/></text:p>
      <text:p text:style-name="P18"><text:soft-page-break/><text:span text:style-name="T18"/></text:p>
      <text:p text:style-name="P18"><text:span text:style-name="T18"/></text:p>
      <text:p text:style-name="P19"><text:span text:style-name="T18">L</text:span><text:span text:style-name="T10">idiando con el problema.</text:span></text:p>
      <text:p text:style-name="P33"><text:span text:style-name="T20"><text:tab/></text:span><text:span text:style-name="T22">Finalmente, e</text:span><text:span text:style-name="T20">n sourceforge, encontramos los archivos necessarios para </text:span><text:span text:style-name="T21">poder realizar la traducción. (diccionario, modelo de lenguaje y otros archivos menos relevantes) </text:span><text:span text:style-name="T23">Descargamos el paquete y lo descomprimimos en el directorio indicado, que por supuesto, no funciona. </text:span><text:span text:style-name="T24">Buscamos en internet </text:span><text:span text:style-name="T25">las posibles causas de nuestro problema. Pueden venir de diversos puntos. Uno de ellos, que la carpeta esté estructurada de manera inadecuada, otro que esté incorrectamente nombrada, (una de las </text:span><text:span text:style-name="T26">cosas que correjimos</text:span><text:span text:style-name="T25">) </text:span><text:span text:style-name="T26">otra, </text:span><text:span text:style-name="T27">un poco más importante, (que también nos pasó) es que la carpeta oficial que dá soporte a la lengua española esté corrompida y falten archivo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mry_KacstQurn" svg:font-family="mry_KacstQu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officeooo:rsid="001a0a49" officeooo:paragraph-rsid="001a0a4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Roberto Frías Bernal y Sergio Roselló Morel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0:10:22.345997015</meta:creation-date>
    <dc:date>2017-05-22T18:32:49.241596013</dc:date>
    <meta:editing-duration>PT8H11M32S</meta:editing-duration>
    <meta:editing-cycles>90</meta:editing-cycles>
    <meta:generator>LibreOffice/5.1.6.2$Linux_X86_64 LibreOffice_project/10m0$Build-2</meta:generator>
    <meta:document-statistic meta:table-count="0" meta:image-count="0" meta:object-count="0" meta:page-count="5" meta:paragraph-count="63" meta:word-count="1188" meta:character-count="7528" meta:non-whitespace-character-count="6414"/>
  </office:meta>
</office:document-meta>
</file>